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0:34: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3T20:34:51.21</dc:date>
    <meta:editing-duration>P131DT4H58M14S</meta:editing-duration>
    <meta:editing-cycles>245</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x As String
End Type

Type TTestFail
	n As Integer
	expected As Variant
	actual As Variant
End Type

Global testrun As Boolean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assertThrows(fName As String, args As Array, Optional errNo As Integer)
	Dim result As Object
	Dim fResult As Variant
On Local Error Goto Boom
	testRun = True
	fResult = applyF(fName, args)
	testRun = False
	result = New TTestFail
	result.expected = IIf(IsMissing(errNo), "an error", "error " &amp; errNo)
	result.actual = "no error"
	MsgBox(_
		"FAIL: expected fn '" &amp; fName &amp; "' to yield an error on args" &amp; chr(13)_
		&amp; _argsStr(fName, args) &amp; chr(13)_
		&amp; "returned " &amp; _argsStr(fName, fResult)_
	)
	assertThrows = result
	Exit Function
Boom:
	testRun = False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_argsStr(fName, args)
		Else
			result = New TTestPass
			result.x = Err &amp; ": " &amp; Error$
		End If
	Else
		result = New TTestPass
		result.x = Err &amp; ": " &amp; Error$
	End If
	assertThrows = result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test_List_equ()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car", True, 1),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 not a builtin fn:" &amp; chr(13) &amp; toString(fn))
	End If
	Dim r As Integer, n As Integer
	r = arity(fn)
	n = length(reverseArgs)
	If (r &lt;&gt; n) Then
		croak("applyBuiltin: arity = " &amp; r &amp; " &lt;&gt; #args = " &amp; n)
	End If
	result = applyF(car(fn), toArray(reverse(reverseArgs)))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